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5e1cf"/>
    </style:style>
    <style:style style:name="P2" style:family="paragraph" style:parent-style-name="Standard">
      <style:text-properties style:font-name="Arial" officeooo:rsid="0005e1cf" officeooo:paragraph-rsid="0005e1cf"/>
    </style:style>
    <style:style style:name="P3" style:family="paragraph" style:parent-style-name="Standard">
      <style:text-properties style:font-name="Arial" officeooo:rsid="0006733f" officeooo:paragraph-rsid="0006733f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5e1c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7b78f" officeooo:paragraph-rsid="0007b78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998fd" officeooo:paragraph-rsid="000998fd" style:font-weight-asian="bold" style:font-weight-complex="bold"/>
    </style:style>
    <style:style style:name="P7" style:family="paragraph" style:parent-style-name="Standard">
      <style:text-properties style:font-name="Arial" officeooo:rsid="0007b78f" officeooo:paragraph-rsid="0007b78f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0998fd" officeooo:paragraph-rsid="000998fd" style:font-weight-asian="normal" style:font-weight-complex="normal"/>
    </style:style>
    <style:style style:name="T1" style:family="text">
      <style:text-properties officeooo:rsid="000673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6a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text:span text:style-name="T2">59 </text:span>– UTILITÁRIO SED – EDITOR DE STREAMS – SUBSTITUIÇÃO DE STRINGS</text:p>
      <text:p text:style-name="P1"/>
      <text:p text:style-name="P4">*** UTILITARIO SED ***</text:p>
      <text:p text:style-name="P2"/>
      <text:p text:style-name="P2">Stream Editor, Editor <text:span text:style-name="T1">de Streams</text:span></text:p>
      <text:p text:style-name="P3">Programa de filtragem usado para automatizar tarefas de edição repetitivas de textos</text:p>
      <text:p text:style-name="P3"/>
      <text:p text:style-name="P3">Sintaxe</text:p>
      <text:p text:style-name="P3">sed [opções] ‘comando’ [arquivos]</text:p>
      <text:p text:style-name="P7">sed [opções] -f script [arquivos]</text:p>
      <text:p text:style-name="P7"/>
      <text:p text:style-name="P7">Opções:</text:p>
      <text:p text:style-name="P7">-e comando <text:tab/>Especifica que o argumento na sequencia e um comando do sed; opcional se apenas um comando for usado.</text:p>
      <text:p text:style-name="P7"/>
      <text:p text:style-name="P7">-f <text:tab/>O arquivo é um script do sed</text:p>
      <text:p text:style-name="P7"/>
      <text:p text:style-name="P7">-g <text:tab/>Trata todas as substituições como globais</text:p>
      <text:p text:style-name="P7"/>
      <text:p text:style-name="P7">-<text:span text:style-name="T3">i <text:tab/>Editar o próprio arquivos</text:span></text:p>
      <text:p text:style-name="P7"/>
      <text:p text:style-name="P5">*** <text:span text:style-name="T3">COMANDOS DO SED </text:span>***</text:p>
      <text:p text:style-name="P5"/>
      <text:p text:style-name="P8">d<text:tab/>Apaga linhas</text:p>
      <text:p text:style-name="P8"/>
      <text:p text:style-name="P8">s<text:tab/>Realiza substituições; tem sua sintaxe:</text:p>
      <text:p text:style-name="P8"><text:tab/>s/padrão/substituição/flags</text:p>
      <text:p text:style-name="P8"/>
      <text:p text:style-name="P6">*** FLAGS USADAS COM O COMANDO S ***</text:p>
      <text:p text:style-name="P8"/>
      <text:p text:style-name="P8">g <text:tab/>Substitui todas as instâncias do padrão</text:p>
      <text:p text:style-name="P8"/>
      <text:p text:style-name="P8">n <text:tab/>Substitui a <text:span text:style-name="T2">enesima</text:span> instância do padrão </text:p>
      <text:p text:style-name="P8"/>
      <text:p text:style-name="P8">y <text:tab/>Traduz caracteres</text:p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9T20:45:12.551315899</meta:creation-date>
    <dc:date>2020-04-29T21:18:23.198731036</dc:date>
    <meta:editing-duration>PT12M55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0" meta:word-count="121" meta:character-count="749" meta:non-whitespace-character-count="636"/>
  </office:meta>
</office:document-meta>
</file>